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50f55" officeooo:paragraph-rsid="00550f55"/>
    </style:style>
    <style:style style:name="P5" style:family="paragraph" style:parent-style-name="Standard">
      <style:text-properties fo:language="de" fo:country="DE" officeooo:rsid="00605786" officeooo:paragraph-rsid="00605786"/>
    </style:style>
    <style:style style:name="P6" style:family="paragraph" style:parent-style-name="Standard">
      <style:paragraph-properties fo:text-align="start" style:justify-single-word="false" fo:hyphenation-ladder-count="no-limit"/>
      <style:text-properties fo:language="de" fo:country="DE" officeooo:rsid="005180d5" officeooo:paragraph-rsid="007ea7ed" fo:hyphenate="true" fo:hyphenation-remain-char-count="2" fo:hyphenation-push-char-count="2"/>
    </style:style>
    <style:style style:name="P7" style:family="paragraph" style:parent-style-name="Standard">
      <style:text-properties fo:language="de" fo:country="DE" officeooo:paragraph-rsid="007ea7ed"/>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7730b4" officeooo:paragraph-rsid="007730b4"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1d4959"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page"/>
      <style:text-properties fo:font-size="12pt" fo:language="de" fo:country="DE" fo:font-style="normal" fo:font-weight="normal" officeooo:rsid="00220d96" officeooo:paragraph-rsid="007ea7ed"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ed24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7b5696" officeooo:paragraph-rsid="007ed246"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0f16a" officeooo:paragraph-rsid="007ed246" fo:hyphenate="true" fo:hyphenation-remain-char-count="2" fo:hyphenation-push-char-count="2"/>
    </style:style>
    <style:style style:name="P18" style:family="paragraph" style:parent-style-name="Text_20_body">
      <style:paragraph-properties fo:margin-left="0cm" fo:margin-right="0cm" fo:line-height="150%" fo:text-align="justify" style:justify-single-word="false" fo:hyphenation-ladder-count="no-limit" fo:text-indent="0.499cm" style:auto-text-indent="false" style:writing-mode="page"/>
      <style:text-properties fo:font-size="12pt" fo:language="de" fo:country="DE" fo:font-style="normal" fo:font-weight="normal" officeooo:rsid="0080029b" officeooo:paragraph-rsid="0080029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2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2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25" style:family="paragraph" style:parent-style-name="Footnote">
      <style:text-properties fo:language="de" fo:country="DE" officeooo:rsid="005915d0" officeooo:paragraph-rsid="0059c02a"/>
    </style:style>
    <style:style style:name="P26" style:family="paragraph" style:parent-style-name="Footnote">
      <style:text-properties fo:language="de" fo:country="DE" fo:font-style="normal" officeooo:rsid="00208b00" officeooo:paragraph-rsid="0059c02a" style:font-style-asian="normal" style:font-style-complex="normal"/>
    </style:style>
    <style:style style:name="P27" style:family="paragraph" style:parent-style-name="Footnote">
      <style:text-properties fo:language="de" fo:country="DE" fo:font-style="normal" officeooo:rsid="006f8811" officeooo:paragraph-rsid="006f8811" style:font-style-asian="normal" style:font-style-complex="normal"/>
    </style:style>
    <style:style style:name="P28" style:family="paragraph" style:parent-style-name="Footnote">
      <style:text-properties fo:language="de" fo:country="DE" fo:font-style="normal" officeooo:rsid="006f8811" officeooo:paragraph-rsid="00709531" style:font-style-asian="normal" style:font-style-complex="normal"/>
    </style:style>
    <style:style style:name="P29" style:family="paragraph" style:parent-style-name="Footnote">
      <style:text-properties fo:language="de" fo:country="DE" fo:font-style="normal" officeooo:rsid="001c5dce" officeooo:paragraph-rsid="00550f55" style:font-style-asian="normal" style:font-style-complex="normal"/>
    </style:style>
    <style:style style:name="P30" style:family="paragraph" style:parent-style-name="Footnote">
      <style:text-properties fo:language="de" fo:country="DE" fo:font-style="normal" officeooo:rsid="00709531" officeooo:paragraph-rsid="00709531" style:font-style-asian="normal" style:font-style-complex="normal"/>
    </style:style>
    <style:style style:name="P31" style:family="paragraph" style:parent-style-name="Footnote">
      <style:text-properties fo:language="de" fo:country="DE" fo:font-style="italic" officeooo:rsid="001c5dce" officeooo:paragraph-rsid="00550f55" style:font-style-asian="italic" style:font-style-complex="italic"/>
    </style:style>
    <style:style style:name="P32" style:family="paragraph" style:parent-style-name="Footnote">
      <style:text-properties fo:language="de" fo:country="DE" fo:font-style="italic" officeooo:rsid="001c5dce" officeooo:paragraph-rsid="00654ae2" style:font-style-asian="italic" style:font-style-complex="italic"/>
    </style:style>
    <style:style style:name="P33" style:family="paragraph" style:parent-style-name="Footnote">
      <style:text-properties fo:language="de" fo:country="DE" officeooo:paragraph-rsid="00654ae2"/>
    </style:style>
    <style:style style:name="P34" style:family="paragraph" style:parent-style-name="Footnote">
      <style:text-properties fo:language="de" fo:country="DE" officeooo:paragraph-rsid="006662c9"/>
    </style:style>
    <style:style style:name="P35" style:family="paragraph" style:parent-style-name="Footnote">
      <style:text-properties fo:language="de" fo:country="DE" officeooo:paragraph-rsid="006f8811"/>
    </style:style>
    <style:style style:name="P36" style:family="paragraph" style:parent-style-name="Footnote">
      <style:text-properties fo:language="de" fo:country="DE" officeooo:paragraph-rsid="006e2c41"/>
    </style:style>
    <style:style style:name="P37" style:family="paragraph" style:parent-style-name="Footnote">
      <style:text-properties fo:language="de" fo:country="DE" officeooo:rsid="001bf75b" officeooo:paragraph-rsid="001bf75b"/>
    </style:style>
    <style:style style:name="P38" style:family="paragraph" style:parent-style-name="Footnote">
      <style:text-properties fo:language="de" fo:country="DE" officeooo:rsid="0020f16a" officeooo:paragraph-rsid="0020f16a"/>
    </style:style>
    <style:style style:name="P39" style:family="paragraph" style:parent-style-name="Footnote">
      <style:text-properties fo:language="de" fo:country="DE" officeooo:rsid="00654ae2" officeooo:paragraph-rsid="00654ae2"/>
    </style:style>
    <style:style style:name="P40" style:family="paragraph" style:parent-style-name="Footnote">
      <style:text-properties officeooo:rsid="007acf82" officeooo:paragraph-rsid="007acf82"/>
    </style:style>
    <style:style style:name="P41" style:family="paragraph" style:parent-style-name="Footnote">
      <style:text-properties officeooo:rsid="007ea7ed" officeooo:paragraph-rsid="007ea7ed"/>
    </style:style>
    <style:style style:name="P42" style:family="paragraph" style:parent-style-name="Footnote">
      <style:text-properties officeooo:rsid="0080029b" officeooo:paragraph-rsid="0080029b"/>
    </style:style>
    <style:style style:name="P43" style:family="paragraph" style:parent-style-name="Footnote">
      <style:text-properties officeooo:rsid="0082cb39" officeooo:paragraph-rsid="0082cb39"/>
    </style:style>
    <style:style style:name="P44" style:family="paragraph" style:parent-style-name="Footnote">
      <style:text-properties officeooo:rsid="00852a8f" officeooo:paragraph-rsid="00852a8f"/>
    </style:style>
    <style:style style:name="P45" style:family="paragraph" style:parent-style-name="Text_20_body">
      <style:text-properties officeooo:paragraph-rsid="007730b4"/>
    </style:style>
    <style:style style:name="P46" style:family="paragraph" style:parent-style-name="Text_20_body">
      <style:text-properties officeooo:rsid="007e2b92" officeooo:paragraph-rsid="007ea7ed"/>
    </style:style>
    <style:style style:name="P47" style:family="paragraph" style:parent-style-name="Text_20_body">
      <style:text-properties officeooo:rsid="007ea7ed" officeooo:paragraph-rsid="007ea7ed"/>
    </style:style>
    <style:style style:name="P48" style:family="paragraph" style:parent-style-name="Text_20_body">
      <style:text-properties officeooo:rsid="007ea7ed" officeooo:paragraph-rsid="007ed246"/>
    </style:style>
    <style:style style:name="P49" style:family="paragraph" style:parent-style-name="Text_20_body">
      <style:text-properties officeooo:rsid="007ea7ed" officeooo:paragraph-rsid="007f382b"/>
    </style:style>
    <style:style style:name="P50" style:family="paragraph" style:parent-style-name="Text_20_body">
      <style:text-properties fo:font-size="12pt" fo:language="de" fo:country="DE" fo:font-style="normal" fo:font-weight="normal" officeooo:rsid="007c72ce" officeooo:paragraph-rsid="007ed246" style:font-size-asian="12pt" style:font-style-asian="normal" style:font-weight-asian="normal" style:font-size-complex="12pt" style:font-style-complex="normal" style:font-weight-complex="normal"/>
    </style:style>
    <style:style style:name="P51" style:family="paragraph" style:parent-style-name="Text_20_body">
      <style:text-properties fo:font-size="12pt" fo:language="de" fo:country="DE" fo:font-style="normal" fo:font-weight="normal" officeooo:rsid="0080939d" officeooo:paragraph-rsid="0080939d" style:font-size-asian="12pt" style:font-style-asian="normal" style:font-weight-asian="normal" style:font-size-complex="12pt" style:font-style-complex="normal" style:font-weight-complex="normal"/>
    </style:style>
    <style:style style:name="P52" style:family="paragraph" style:parent-style-name="Text_20_body">
      <style:text-properties fo:font-size="12pt" fo:language="de" fo:country="DE" fo:font-style="normal" fo:font-weight="normal" officeooo:rsid="00813ebf" officeooo:paragraph-rsid="00813ebf" style:font-size-asian="12pt" style:font-style-asian="normal" style:font-weight-asian="normal" style:font-size-complex="12pt" style:font-style-complex="normal" style:font-weight-complex="normal"/>
    </style:style>
    <style:style style:name="P53" style:family="paragraph" style:parent-style-name="Text_20_body">
      <style:text-properties fo:font-size="12pt" fo:language="de" fo:country="DE" fo:font-style="normal" fo:font-weight="normal" officeooo:rsid="00827a75" officeooo:paragraph-rsid="00827a75" style:font-size-asian="12pt" style:font-style-asian="normal" style:font-weight-asian="normal" style:font-size-complex="12pt" style:font-style-complex="normal" style:font-weight-complex="normal"/>
    </style:style>
    <style:style style:name="P54" style:family="paragraph" style:parent-style-name="Text_20_body">
      <style:text-properties fo:font-size="12pt" fo:language="de" fo:country="DE" fo:font-style="normal" fo:font-weight="normal" officeooo:rsid="00852a8f" officeooo:paragraph-rsid="00852a8f" style:font-size-asian="12pt" style:font-style-asian="normal" style:font-weight-asian="normal" style:font-size-complex="12pt" style:font-style-complex="normal" style:font-weight-complex="normal"/>
    </style:style>
    <style:style style:name="P55" style:family="paragraph" style:parent-style-name="Quotations">
      <style:paragraph-properties fo:text-align="start" style:justify-single-word="false" fo:orphans="2" fo:widows="2"/>
      <style:text-properties fo:font-size="11pt" officeooo:rsid="007ea7ed" officeooo:paragraph-rsid="007ea7ed" style:font-size-asian="11pt" style:font-size-complex="11pt"/>
    </style:style>
    <style:style style:name="P56" style:family="paragraph" style:parent-style-name="Quotations">
      <style:text-properties officeooo:paragraph-rsid="007ed246"/>
    </style:style>
    <style:style style:name="P57" style:family="paragraph" style:parent-style-name="Contents_20_1">
      <style:paragraph-properties>
        <style:tab-stops>
          <style:tab-stop style:position="15.706cm" style:type="right" style:leader-style="dotted" style:leader-text="."/>
        </style:tab-stops>
      </style:paragraph-properties>
    </style:style>
    <style:style style:name="P58" style:family="paragraph" style:parent-style-name="Contents_20_2">
      <style:paragraph-properties>
        <style:tab-stops>
          <style:tab-stop style:position="15.206cm" style:type="right" style:leader-style="dotted" style:leader-text="."/>
        </style:tab-stops>
      </style:paragraph-properties>
    </style:style>
    <style:style style:name="P59"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60" style:family="paragraph" style:parent-style-name="Heading_20_1" style:master-page-name="Standard">
      <style:paragraph-properties style:page-number="3"/>
      <style:text-properties officeooo:rsid="007730b4" officeooo:paragraph-rsid="007730b4"/>
    </style:style>
    <style:style style:name="P61" style:family="paragraph" style:parent-style-name="Heading_20_1">
      <style:paragraph-properties fo:break-before="page"/>
      <style:text-properties fo:language="de" fo:country="DE" officeooo:paragraph-rsid="00550f55"/>
    </style:style>
    <style:style style:name="P62" style:family="paragraph" style:parent-style-name="Heading_20_2">
      <style:text-properties fo:language="de" fo:country="DE" officeooo:paragraph-rsid="00550f55"/>
    </style:style>
    <style:style style:name="P63"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709531" style:font-style-asian="italic" style:font-style-complex="italic"/>
    </style:style>
    <style:style style:name="T4" style:family="text">
      <style:text-properties fo:font-style="italic" officeooo:rsid="006f8811" style:font-style-asian="italic" style:font-style-complex="italic"/>
    </style:style>
    <style:style style:name="T5" style:family="text">
      <style:text-properties fo:font-style="italic" style:text-underline-style="none" officeooo:rsid="006f881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529135" style:font-style-asian="normal" style:font-style-complex="normal"/>
    </style:style>
    <style:style style:name="T8" style:family="text">
      <style:text-properties fo:font-style="normal" officeooo:rsid="0065249d" style:font-style-asian="normal" style:font-style-complex="normal"/>
    </style:style>
    <style:style style:name="T9" style:family="text">
      <style:text-properties fo:font-style="normal" officeooo:rsid="00654ae2" style:font-style-asian="normal" style:font-style-complex="normal"/>
    </style:style>
    <style:style style:name="T10" style:family="text">
      <style:text-properties fo:font-style="normal" officeooo:rsid="006f8811" style:font-style-asian="normal" style:font-style-complex="normal"/>
    </style:style>
    <style:style style:name="T11" style:family="text">
      <style:text-properties fo:font-style="normal" style:text-underline-style="none" officeooo:rsid="006f8811" style:font-style-asian="normal" style:font-style-complex="normal"/>
    </style:style>
    <style:style style:name="T12" style:family="text">
      <style:text-properties fo:font-style="normal" style:text-underline-style="none" officeooo:rsid="004742c1" style:font-style-asian="normal" style:font-style-complex="normal"/>
    </style:style>
    <style:style style:name="T13" style:family="text">
      <style:text-properties officeooo:rsid="0054664b"/>
    </style:style>
    <style:style style:name="T1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2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2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24" style:family="text">
      <style:text-properties officeooo:rsid="004f149e"/>
    </style:style>
    <style:style style:name="T25" style:family="text">
      <style:text-properties officeooo:rsid="00550f55"/>
    </style:style>
    <style:style style:name="T26" style:family="text">
      <style:text-properties style:text-underline-style="none" officeooo:rsid="005e1c04"/>
    </style:style>
    <style:style style:name="T27" style:family="text">
      <style:text-properties style:text-underline-style="none" officeooo:rsid="006f8811"/>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5a322c" style:font-size-asian="10.5pt" style:font-weight-asian="normal" style:font-size-complex="12pt" style:font-weight-complex="normal"/>
    </style:style>
    <style:style style:name="T30" style:family="text">
      <style:text-properties fo:font-size="12pt" fo:font-weight="normal" officeooo:rsid="007730b4" style:font-size-asian="10.5pt" style:font-weight-asian="normal" style:font-size-complex="12pt" style:font-weight-complex="normal"/>
    </style:style>
    <style:style style:name="T31"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language="de" fo:country="DE" fo:font-style="normal" fo:font-weight="normal" officeooo:rsid="007acf82" style:font-size-asian="12pt" style:font-style-asian="normal" style:font-weight-asian="normal" style:font-size-complex="12pt" style:font-style-complex="normal" style:font-weight-complex="normal"/>
    </style:style>
    <style:style style:name="T33" style:family="text">
      <style:text-properties fo:font-size="12pt" fo:language="de" fo:country="DE" fo:font-style="normal" fo:font-weight="normal" officeooo:rsid="002436e0" style:font-size-asian="12pt" style:font-style-asian="normal" style:font-weight-asian="normal" style:font-size-complex="12pt" style:font-style-complex="normal" style:font-weight-complex="normal"/>
    </style:style>
    <style:style style:name="T34" style:family="text">
      <style:text-properties fo:font-size="12pt" fo:language="de" fo:country="DE" fo:font-style="normal" fo:font-weight="normal" officeooo:rsid="007f382b" style:font-size-asian="12pt" style:font-style-asian="normal" style:font-weight-asian="normal" style:font-size-complex="12pt" style:font-style-complex="normal" style:font-weight-complex="normal"/>
    </style:style>
    <style:style style:name="T35" style:family="text">
      <style:text-properties officeooo:rsid="005fe740"/>
    </style:style>
    <style:style style:name="T36" style:family="text">
      <style:text-properties officeooo:rsid="00654ae2"/>
    </style:style>
    <style:style style:name="T37" style:family="text">
      <style:text-properties officeooo:rsid="006662c9"/>
    </style:style>
    <style:style style:name="T38" style:family="text">
      <style:text-properties officeooo:rsid="002436e0"/>
    </style:style>
    <style:style style:name="T39" style:family="text">
      <style:text-properties officeooo:rsid="0020f16a"/>
    </style:style>
    <style:style style:name="T40" style:family="text">
      <style:text-properties officeooo:rsid="0068bd4b"/>
    </style:style>
    <style:style style:name="T41" style:family="text">
      <style:text-properties officeooo:rsid="006e2c41"/>
    </style:style>
    <style:style style:name="T42" style:family="text">
      <style:text-properties officeooo:rsid="006f8811"/>
    </style:style>
    <style:style style:name="T43" style:family="text">
      <style:text-properties officeooo:rsid="00709531"/>
    </style:style>
    <style:style style:name="T44" style:family="text">
      <style:text-properties officeooo:rsid="0075b6e1"/>
    </style:style>
    <style:style style:name="T45" style:family="text">
      <style:text-properties officeooo:rsid="007730b4"/>
    </style:style>
    <style:style style:name="T46" style:family="text">
      <style:text-properties officeooo:rsid="007914cd"/>
    </style:style>
    <style:style style:name="T47" style:family="text">
      <style:text-properties fo:font-size="11pt" fo:language="de" fo:country="DE" officeooo:rsid="001bf75b" style:font-size-asian="11pt" style:font-size-complex="11pt"/>
    </style:style>
    <style:style style:name="T48" style:family="text">
      <style:text-properties fo:font-size="11pt" fo:language="en" fo:country="US" officeooo:rsid="001bf75b" style:font-size-asian="11pt" style:font-size-complex="11pt"/>
    </style:style>
    <style:style style:name="T49" style:family="text">
      <style:text-properties officeooo:rsid="007ea7ed"/>
    </style:style>
    <style:style style:name="T50" style:family="text">
      <style:text-properties officeooo:rsid="007ed246"/>
    </style:style>
    <style:style style:name="T51" style:family="text">
      <style:text-properties officeooo:rsid="007f382b"/>
    </style:style>
    <style:style style:name="T52" style:family="text">
      <style:text-properties officeooo:rsid="0080029b"/>
    </style:style>
    <style:style style:name="T53" style:family="text">
      <style:text-properties officeooo:rsid="00827a75"/>
    </style:style>
    <style:style style:name="T54" style:family="text">
      <style:text-properties officeooo:rsid="0082cb39"/>
    </style:style>
    <style:style style:name="T55" style:family="text">
      <style:text-properties officeooo:rsid="00852a8f"/>
    </style:style>
    <style:style style:name="T56" style:family="text">
      <style:text-properties officeooo:rsid="00867f5e"/>
    </style:style>
    <style:style style:name="T57" style:family="text">
      <style:text-properties officeooo:rsid="0087675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Friedrich-Alexander-Universität Erlangen-Nürnberg</text:p>
      <text:p text:style-name="P2">Philosophische Fakultät und Fachbereich Theologie</text:p>
      <text:p text:style-name="P2">Fachbereich: <text:span text:style-name="T45">Politische Wissenschaft</text:span></text:p>
      <text:p text:style-name="P2"><text:span text:style-name="T44">Haupt</text:span>seminar: <text:span text:style-name="T45">Demokratietheorien</text:span>, <text:span text:style-name="T40">Sommersemester 2017</text:span></text:p>
      <text:p text:style-name="P2">Dozent: <text:span text:style-name="T45">PD Dr. Hans-Jörg Sigwar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Demokratisierung und Autonomi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3">489 Nürnberg</text:span></text:p>
      <text:p text:style-name="P9">E-Mail: emil.lefherz@<text:span text:style-name="T40">fau</text:span>.de </text:p>
      <text:p text:style-name="P9"/>
      <text:p text:style-name="P3"><text:span text:style-name="T28">Zwei-Fach-Bachelor Philosophie (</text:span><text:span text:style-name="T30">8</text:span><text:span text:style-name="T28">. FS) und Politische Wissenschaft (</text:span><text:span text:style-name="T30">6</text:span><text:span text:style-name="T28">. FS</text:span><text:span text:style-name="T29">)</text:span></text:p>
      <text:table-of-content text:style-name="Sect1" text:protected="true" text:name="Table of Contents1">
        <text:table-of-content-source text:outline-level="10">
          <text:index-title-template text:style-name="Contents_20_Heading">Demokratisierung und Autonom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Demokratisierung und Autonomie</text:p>
          </text:index-title>
          <text:p text:style-name="P57"><text:a xlink:type="simple" xlink:href="#__RefHeading___Toc1200_1922427946" text:style-name="Index_20_Link" text:visited-style-name="Index_20_Link">1. Demokratisierung als Tanzbewegung<text:tab/>3</text:a></text:p>
          <text:p text:style-name="P57"><text:a xlink:type="simple" xlink:href="#__RefHeading___Toc6269_1922427946" text:style-name="Index_20_Link" text:visited-style-name="Index_20_Link">2. Mouffe und Habermas über Demokratie<text:tab/>5</text:a></text:p>
          <text:p text:style-name="P57"><text:a xlink:type="simple" xlink:href="#__RefHeading___Toc725_82010841" text:style-name="Index_20_Link" text:visited-style-name="Index_20_Link">2.1 Mouffes Kompromiss<text:tab/>6</text:a></text:p>
          <text:p text:style-name="P57"><text:a xlink:type="simple" xlink:href="#__RefHeading__1783_1803230690" text:style-name="Index_20_Link" text:visited-style-name="Index_20_Link">Literaturverzeichnis<text:tab/>7</text:a></text:p>
          <text:p text:style-name="P58"><text:a xlink:type="simple" xlink:href="#__RefHeading__855_75367846" text:style-name="Index_20_Link" text:visited-style-name="Index_20_Link"><text:span text:style-name="T6">L</text:span></text:a><text:a xlink:type="simple" xlink:href="#__RefHeading__855_75367846" text:style-name="Index_20_Link" text:visited-style-name="Index_20_Link"><text:span text:style-name="T6">iteratur:</text:span></text:a><text:a xlink:type="simple" xlink:href="#__RefHeading__855_75367846" text:style-name="Index_20_Link" text:visited-style-name="Index_20_Link"><text:tab/>7</text:a></text:p>
          <text:p text:style-name="P58"><text:a xlink:type="simple" xlink:href="#__RefHeading__857_75367846" text:style-name="Index_20_Link" text:visited-style-name="Index_20_Link">Internetquellen:<text:tab/>7</text:a></text:p>
        </text:index-body>
      </text:table-of-content>
      <text:p text:style-name="P3"/>
      <text:p text:style-name="P6"/>
      <text:p text:style-name="P7"><text:span text:style-name="T36">Ich zitiere Nietzsche aus der elektronisch verfügbaren „</text:span>Digitale<text:span text:style-name="T36">n</text:span> Kritische<text:span text:style-name="T36">n</text:span> Gesamtausgabe von Nietzsches Werken und Briefen (eKGWB)“, <text:span text:style-name="T36">nicht nach schriftlichen Quellen. Demzufolge stehen in den Fußnoten keine Seitenzahlen, sondern Hyperlinks.</text:span></text:p>
      <text:p text:style-name="P7"/>
      <text:p text:style-name="P4">Ich habe die Arbeit in geschlechtergerechter Sprache geschrieben. Ich verwende das generische Femininum und das generische Maskulinum abwechselnd. Sollte jemand beim Lesen darüber stolpern: <text:span text:style-name="T35">d</text:span>as ist so gewollt.</text:p>
      <text:p text:style-name="P5"/>
      <text:p text:style-name="P5"/>
      <text:h text:style-name="P60" text:outline-level="1"><text:bookmark-start text:name="__RefHeading___Toc1200_1922427946"/><text:span text:style-name="T52">1. </text:span>Demokratisierung als Tanzbewegung<text:bookmark-end text:name="__RefHeading___Toc1200_1922427946"/></text:h>
      <text:p text:style-name="P45"/>
      <text:p text:style-name="P46">Man kann nicht über Demokratisierung reden, ohne auch ein paar Worte über die Demokratie zu verlieren. Wo Demokratisierung eine Bewegung ist, die sich, mal schneller, mal langsamer, in eine klare Richtung bewegt, sieht die Demokratie daneben wie Stillstand aus - <text:span text:style-name="T49">d</text:span><text:span text:style-name="T32">ie Demokratie ist an dem Punkt angelangt, wo sie mehr als ausreichend damit beschäftigt ist, den Status Quo zu managen, das tägliche Leben aufrechtzuerhalten, politische Vermittlung und Produktion aufrechtzuerhalten.</text:span></text:p>
      <text:p text:style-name="P47"><text:span text:style-name="T32">Ü</text:span><text:span text:style-name="T31">berall, wo Zeit voranschreitet, hat der Stillstand seine Mühe. Demokratie bemüht sich, uns alle am Leben zu halten, während die Zeit uns unaufhaltsam dem Tod näher bringt. Das ist nett von ihr. Im Rahmen meiner Autonomie ist es eins meiner Ziele, eine Weile am Leben zu bleiben, und das geht vielen ihrer Bürger so.</text:span></text:p>
      <text:p text:style-name="P14">Autonomie <text:span text:style-name="T38">ist</text:span> die Möglichkeit, sich nach Sartre selbst zu erschaffen, sich die Grenzen des eigenen Handelns selbst setzen zu können, und auch die Freiheit zu haben, nach diesen selbstgesetzten Regeln handeln zu können, wie zwischen den Zeilen dieses Nietzsche-Zitats zu lesen <text:span text:style-name="T56">ist</text:span>:<text:note text:id="ftn1" text:note-class="footnote"><text:note-citation>1</text:note-citation><text:note-body><text:p text:style-name="P40">Lefherz (2016): S. <text:span text:style-name="T52">4</text:span></text:p></text:note-body></text:note></text:p>
      <text:p text:style-name="P55"><text:span text:style-name="T31">“Wer sich nicht befehlen kann, der soll gehorchen. Und mancher kann sich befehlen, aber da fehlt noch viel, dass er sich auch gehorche!”</text:span><text:span text:style-name="T31"><text:note text:id="ftn2" text:note-class="footnote"><text:note-citation>2</text:note-citation><text:note-body><text:p text:style-name="P39">Nietzsche 1967, http://www.nietzschesource.org/#eKGWB/Za-III-Tafeln-4</text:p></text:note-body></text:note></text:span></text:p>
      <text:p text:style-name="P47"><text:span text:style-name="T51">So oder so </text:span>sind Sie radikal auf sich alleine gestellt, wenn Sie in dieser Welt handeln wollen; kein Gott kann Ihnen die Verantwortung abnehmen, selbst mit Ihren Handlungen leben zu müssen.<text:note text:id="ftn3" text:note-class="footnote"><text:note-citation>3</text:note-citation><text:note-body><text:p text:style-name="P41">Sartre</text:p></text:note-body></text:note> Viel Spaß mit einem Leben in existentialistischer Verzweiflung. Es gibt keine Regeln außer Ihren eigenen; die, die Sie für die richtigen halten.</text:p>
      <text:p text:style-name="P49">Wenn man jedoch versucht, nicht nur eigene Regeln zu haben, sondern sie auch zu befolgen, gerät man mit der Demokratie zuweilen in Schwierigkeiten, so wie mit jedem Status Quo. Eine autonome Handlung versucht, die Gegenwart mit der Zukunft zu überschreiben; die Demokratie, die sich für das Jetzt verantwortlich fühlt, will jedoch genauso die Regeln festlegen, in welchem Rahmen das passiert, wie wir unseren eigenen Regeln folgen wollen.</text:p>
      <text:p text:style-name="P48">Der Konflikt zwischen der Autonomie und den Regeln des Status Quo wird dabei in der Demokratisierung verhandelt. Meistens in meiner persönlichen Geschichte der Demokratisie<text:soft-page-break/>rung war ja nicht die Demokratie der im Weg stehende Status Quo, sondern <text:span text:style-name="T50">andere Herrschaftsverhältnisse.</text:span></text:p>
      <text:p text:style-name="P50">Die französische Revolution schaffte die Hierarchien zwischen Adel und Volk ab, und entledigte sich der absolutistischen Herrscher. Die Weimarer Republik war das Ende der Kaiser, und als mit Ende des zweiten Weltkriegs die jetzige Demokratie der BRD entstand, war diese Bewegung sogar gegen den Willen des Volkes gerichtet, dass sich zwölf Jahre lang im Führerstaat wohl gefühlt hatte.</text:p>
      <text:p text:style-name="P16">Volkssouveränität, über die ja der Name „<text:span text:style-name="T55">demos-kratein</text:span>“ sich gebildet hat, ist deswegen nicht die Essenz der Demokratisierung, denn ich versuche nicht, Demokratisierung etymologisch, sondern historisch zu konstruieren. Da alle historischen Bewegungen der Demokratisierung, die zu meinem jetzigen Verständnis des Begriffs geführt haben, sich jedoch gegen Autorität, gegen Hierarchie, gegen Fremdbestimmung des Einzelnen richteten, scheint das Ziel der Demokratisierung sich zur Selbstbestimmung, zur Autonomie aller zu richten.</text:p>
      <text:p text:style-name="P15">Ich betrachte Demokratisierung nicht als utopische Bewegung. Es gibt kein klares Ziel, eher ein Problembewusstsein, nach dem man sich richtet; aber ohne Problem, das linear gelöst werden könnte, ist sie eher eine Tanzbewegung in die richtige Richtung. Dabei geht es immer mal wieder ein paar Schritte vor, dann ein paar zurück; man wiegt sich hin und her, und bei jedem Schritt lernt man etwas über sich selbst.</text:p>
      <text:p text:style-name="P15">Der Utopismus will uns sagen, dass wir alle nötigen Schritte gehen müssen, um ans große Ziel zu gelangen; ich sage, wenn man sich mit einem Schritt nicht wohl fühlt, geht man besser einen anderen. „Der Weg ist das Ziel“ ist eine manchmal verspottete Phrase, die einem jedoch ans Herz wächst, wenn man begreift, dass das einzige Ziel des Lebens der Tod ist. Warum sollte man sich dann beeilen? Ich werde eben solange auf dem Pfad der Demokratisierung wandeln, bis ich seiner müde werde, und ein neues Problembewusstsein sich Bahn bricht. Hoffentlich gefällt mir auch der Tanz danach, und hoffentlich wird er in einem demokratischeren Umfeld als <text:span text:style-name="T57">vorher</text:span> passieren.</text:p>
      <text:p text:style-name="P15">Dass ich Demokratisierung so konstruiere, dass ihr Ziel die Autonomie ist, wundert nicht, wenn man bedenkt, dass ich als „radical ironist“ selbst die Autonomie zum Ziel habe. <text:span text:style-name="T46">„Radical ironists,“ zu denen Sie sich gerne zählen dürfen, wenn Ihnen mein Entwurf davon liegt, erkennen die Grenzen ihrer eigenen Sprache an, ob sie nun Kunst oder Analyse benutzen, um sich die Welt zu erklären. Rorty, der sich jedoch als „liberal ironist“ bezeichnet, definiert seine Herangehensweise an sein eigenes Vokabular folgendermaßen:</text:span></text:p>
      <text:p text:style-name="P56"><text:span text:style-name="T47">„(1) </text:span><text:span text:style-name="T48">She has radical and continuing doubts about the final vocabulary she currently uses, because she has been impressed by other vocabularies, […] (2) she realizes that </text:span><text:soft-page-break/><text:span text:style-name="T48">argument phrased in her present vocabulary can neither underwrite or dissolve these doubts; (3) […] she does not think that her vocabulary is closer to reality than others, that it is in touch with a power not herself.“</text:span><text:span text:style-name="T48"><text:note text:id="ftn4" text:note-class="footnote"><text:note-citation>4</text:note-citation><text:note-body><text:p text:style-name="P37">Rorty <text:span text:style-name="T41">(2009): S. </text:span>73</text:p></text:note-body></text:note></text:span></text:p>
      <text:p text:style-name="P13">Ferner ist er „liberal“ <text:span text:style-name="T38">ironist</text:span>, weil er denkt, dass „<text:span text:style-name="T39">Cruelty“ das schlimmste ist, was wir Menschen uns antun können.</text:span><text:span text:style-name="T39"><text:note text:id="ftn5" text:note-class="footnote"><text:note-citation>5</text:note-citation><text:note-body><text:p text:style-name="P38"><text:span text:style-name="T52">ebenda: S. </text:span>xv</text:p></text:note-body></text:note></text:span></text:p>
      <text:p text:style-name="P17"><text:span text:style-name="T31">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text:span text:style-name="T33">A</text:span><text:span text:style-name="T31">blassen von Grausamkeit kommt eher von selbst, wenn Menschen sich nicht zu so etwas gezwungen fühlen, beziehungsweise dem anderen genug Autonomie zugestehen, dass sie ihm gar keine Grausamkeit antun können, </text:span><text:span text:style-name="T34">wenn er sie nicht will</text:span><text:span text:style-name="T31">. Ich nenne diese Einstellung fortan </text:span><text:span text:style-name="T34">den</text:span><text:span text:style-name="T31"> „radical ironist“, </text:span><text:span text:style-name="T34">der</text:span><text:span text:style-name="T31"> sich von anderen Radikalen darin unterscheidet, dass </text:span><text:span text:style-name="T34">er</text:span><text:span text:style-name="T31"> ebenso wenig auf </text:span><text:span text:style-name="T34">seinem</text:span><text:span text:style-name="T31"> Vokabular beharrt wie die liberal ironists.</text:span><text:span text:style-name="T31"><text:note text:id="ftn6" text:note-class="footnote"><text:note-citation>6</text:note-citation><text:note-body><text:p text:style-name="P42">Lefherz (2016): S. 3+</text:p></text:note-body></text:note></text:span></text:p>
      <text:p text:style-name="P18">Als Radikalen interessiert mich, wohin die Demokratisierung tanzen könnte. Als Ironisten interessiert mich, wie diese Tanzbewegung zu ihrer Vollendung kommen könnte. Und als Mensch frage ich mich, was ich tun kann, um weiterzutanzen.</text:p>
      <text:p text:style-name="P18">Diese Hausarbeit beschäftigt sich also mit einer Frage, die nie beantwortet werden wird: „Welchen Hindernissen steht die Demokratisierung bei der Vollendung ihres Projekts gegenüber?“</text:p>
      <text:p text:style-name="P18"/>
      <text:h text:style-name="Heading_20_1" text:outline-level="1"><text:bookmark-start text:name="__RefHeading___Toc6269_1922427946"/><text:span text:style-name="T52">2. </text:span>Mouffe und Habermas über Demokratie<text:bookmark-end text:name="__RefHeading___Toc6269_1922427946"/></text:h>
      <text:p text:style-name="Text_20_body"/>
      <text:p text:style-name="P51">Chantal Mouffe und Jürgen Habermas sind zwei Autoren, die sich mit einigen Konfliktlinien innerhalb der Demokratie auseinandergesetzt haben, insbesondere mit dem Widerspruch zwischen der liberalen und der republikanischen Denkströmung.</text:p>
      <text:p text:style-name="P52">Beide analysieren, wie Elemente dieser Denkströmungen die Institutionen und Dynamiken der Demokratie bestimmen, und gehen damit auf den Status Quo ein, und wie in seinem Rahmen Politik gemacht werden sollte. Der Rahmen, in dem das passiert, ist jedoch immer einer der Demokratisierung, da beide eine normative Demokratietheorie vorlegen; ihr normativer <text:soft-page-break/>Anspruch richtet sich eben nicht darauf, wie Kontrolle und Hierarchie in einer Demokratie aufrechterhalten werden kann, sondern wie jeder Einzelne sich im Diskurs Ausdruck verschaffen und mit seinen Interessen Gehör finden kann.</text:p>
      <text:p text:style-name="P52">Die liberale Denkströmung geht hierbei davon aus, dass in einer Demokratie die Freiheit des Einzelnen vor der Gruppe geschützt werden muss. Dies soll über Bürgerrechte, <text:span text:style-name="T53">Gewaltenteilung, </text:span>Rechtsstaat, Trennung zwischen Privatem und Öffentlichem, sowie der Trennung von Staat und Kirche geschehen. <text:span text:style-name="T53">Freiheit, die der Autonomie inhärent ist, spielt im Liberalismus natürlich eine tragende Rolle; auch wenn das Verständnis von Freiheit zwischen radikalen und liberalen auseinander geht. Liberale versuchen für gewöhnlich, die Freiheit des Einzelnen durch Institutionen zu schützen, die darüber entscheiden, wo die Nase des einen aufhört, und die des anderen anfängt, wie es so schön heißt.</text:span></text:p>
      <text:p text:style-name="P53">Auch die republikanische Denkströmung hat dabei eine eigene Vorstellung von Freiheit. <text:span text:style-name="T54">In dem Verständnis, dass sich die Freiheit des Einzelnen nur in der Gruppe, in der Beziehung zu anderen zum Ausdruck bringen kann, gehen sie davon aus, dass der Diskurs eine gemeinschaftliche Identität zum Ausdruck bringt, die mehr ist als nur die Summe ihrer Einzelteile. Volkssouveränität kommt daher, dass dieser Kollektividentität eine hohe Bedeutung beigemessen werden soll. Sie bringt immer eine Logik zwischen innen und außen zum Vorschein und ihre Vertreter fordern für gewöhnlich ein ethisches Verhalten ihrer Mitglieder, über dessen Normen die Eigengruppe, das demokratische Kollektiv, auch gerne mal definiert wird.</text:span><text:span text:style-name="T54"><text:note text:id="ftn7" text:note-class="footnote"><text:note-citation>7</text:note-citation><text:note-body><text:p text:style-name="P43">Mouffe (2000), S. 2+</text:p></text:note-body></text:note></text:span></text:p>
      <text:p text:style-name="P54">Unterschiedliche Aspekte der Autonomie konkurrieren hier und machen sich gegenseitig das Leben schwer. Während Habermas und Rawls versuchen, die beiden auf einem dritten Weg zu versöhnen, glaubt Mouffe, dass man dieses Paradox nicht auflösen kann.<text:note text:id="ftn8" text:note-class="footnote"><text:note-citation>8</text:note-citation><text:note-body><text:p text:style-name="P44">Ebenda, S. 8+</text:p></text:note-body></text:note></text:p>
      <text:p text:style-name="P54"/>
      <text:h text:style-name="Heading_20_1" text:outline-level="1"><text:bookmark-start text:name="__RefHeading___Toc725_82010841"/>2.1 Mouffes Kompromiss<text:bookmark-end text:name="__RefHeading___Toc725_82010841"/></text:h>
      <text:p text:style-name="P54"/>
      <text:p text:style-name="P54"/>
      <text:h text:style-name="P61" text:outline-level="1"><text:bookmark-start text:name="__RefHeading__1783_1803230690"/><text:span text:style-name="T24">L</text:span>iteraturverzeichnis<text:bookmark-end text:name="__RefHeading__1783_1803230690"/></text:h>
      <text:p text:style-name="P12"/>
      <text:h text:style-name="P62" text:outline-level="2"><text:bookmark-start text:name="__RefHeading__855_75367846"/><text:span text:style-name="T7">L</text:span><text:span text:style-name="T6">iteratur:</text:span><text:bookmark-end text:name="__RefHeading__855_75367846"/></text:h>
      <text:p text:style-name="P20"/>
      <text:p text:style-name="P19"><text:span text:style-name="T26">A</text:span><text:span text:style-name="T25">dorno, Theodor W./Horkheimer, Max (2006): </text:span><text:span text:style-name="T2">Dialektik der Aufklärung</text:span><text:span text:style-name="T25">, Frankfurt(Main): Fischer. Taschenbuch. Kostenlos herunterzuladen unter philosophie.hfg-karlsruhe.de/sites/default/files/dialektik_der_aufklaerung.pdf</text:span></text:p>
      <text:p text:style-name="P26"/>
      <text:p text:style-name="P27">Feustel, Robert (2015): „<text:span text:style-name="T1">Ein Anzug aus Strom“. LSD, Kybernetik und die psychedelische Revolution</text:span>, Wiesbaden: Springer Fachmedien.</text:p>
      <text:p text:style-name="P26"/>
      <text:p text:style-name="P22">Foerster, Heinz v./Pörksen, Bernhard (2008): <text:span text:style-name="T1">Wahrheit ist die Erfindung eines Lügners. Gespräche für Skeptiker</text:span>, Heidelberg: Carl Auer.</text:p>
      <text:p text:style-name="P25"/>
      <text:p text:style-name="P34"><text:span text:style-name="T14">Lefherz, Emil (2016): </text:span><text:span text:style-name="T21">Ist das Internet ein Herrschaftsinstrument?</text:span><text:span text:style-name="T15">, </text:span>Hausarbeit im <text:span text:style-name="T37">Hauptseminar </text:span><text:s/>"<text:span text:style-name="T37">Mythos und Normativität</text:span>" (<text:span text:style-name="T37">M.A. Eva Knöferl</text:span>), <text:span text:style-name="T37">Wintersemester 2015/2016</text:span>. <text:span text:style-name="T37">Friedrich-Alexander-</text:span>Universität Erlangen. <text:span text:style-name="T37">Kostenlos herunterzuladen unter https://github.com/lefherz/academics/blob/master/InternetHerrschaftsinstrument.odt</text:span></text:p>
      <text:p text:style-name="P32"/>
      <text:p text:style-name="P33"><text:span text:style-name="T8">Nietzsche, Friedrich (</text:span><text:span text:style-name="T9">1967</text:span><text:span text:style-name="T8">): </text:span><text:span text:style-name="T1">Friedrich Nietzsche, Werke. Kritische Gesamtausgabe</text:span>, Berlin/New York:de Gruyter. <text:span text:style-name="T36">Kostenlos nachzulesen unter http://www.nietzschesource.org/documentation/de/eKGWB.html</text:span></text:p>
      <text:p text:style-name="P29"/>
      <text:p text:style-name="P30">Rorty, Richard (2009): <text:span text:style-name="T1">Contingency, Irony, and Solidarity. </text:span>Cambridge: Cambridge University Press.</text:p>
      <text:p text:style-name="P31"/>
      <text:p text:style-name="P28">Seemann, Michael (2014): <text:span text:style-name="T1">Das Neue Spiel. </text:span><text:span text:style-name="T3">Strategien für die Welt nach dem digitalen Kontrollverlust</text:span><text:span text:style-name="T43">, Freiburg: Orange Press. Kostenlos herunterzuladen unter http://www.ctrl-verlust.net/buch/</text:span></text:p>
      <text:p text:style-name="P31"/>
      <text:p text:style-name="P35"><text:span text:style-name="T42">Shuzo, Kuki (2011): </text:span><text:span text:style-name="T4">Introductory remarks on Contingency. </text:span><text:span text:style-name="T10">In </text:span><text:span text:style-name="T6">Heisig, James W.; Kasulis, Thomas P.; Maraldo, John C</text:span><text:span text:style-name="T10">.: </text:span><text:span text:style-name="T4">Japanese Philosophy. A Sourcebook</text:span><text:span text:style-name="T10">, Honolulu: University of Hawai‘i Press: S. 839-849</text:span></text:p>
      <text:p text:style-name="P33"/>
      <text:h text:style-name="P62" text:outline-level="2"><text:bookmark-start text:name="__RefHeading__857_75367846"/>Internetquellen:<text:bookmark-end text:name="__RefHeading__857_75367846"/></text:h>
      <text:p text:style-name="P21"/>
      <text:p text:style-name="P35"><text:span text:style-name="T27">De Lapuente, Robert J. (2009): </text:span><text:span text:style-name="T5">Geraubte Persönlichkeitsrechte für Erwerbslose</text:span><text:span text:style-name="T11">, unter </text:span><text:span text:style-name="T12">http://ad-sinistram.blogspot.de/2009/05/geraubte-personlichkeitsrechte-fur.html</text:span><text:span text:style-name="T16"> (</text:span><text:span text:style-name="T17">Abgerufen am </text:span><text:span text:style-name="T16">2.9</text:span><text:span text:style-name="T17">.2016)</text:span></text:p>
      <text:p text:style-name="P23"/>
      <text:p text:style-name="P36"><text:span text:style-name="T16">Lobo, Sascha</text:span><text:span text:style-name="T17"> (201</text:span><text:span text:style-name="T16">4</text:span><text:span text:style-name="T17">): </text:span><text:span text:style-name="T22">Über Überwachung</text:span><text:span text:style-name="T23">,</text:span><text:span text:style-name="T17"> unter </text:span><text:span text:style-name="T18">http://www.fontblog.de/ueber-ueberwachung/</text:span><text:span text:style-name="T19"> </text:span><text:span text:style-name="T17">(Abgerufen am </text:span><text:span text:style-name="T16">2.9</text:span><text:span text:style-name="T17">.2016)</text:span></text:p>
      <text:p text:style-name="P24"/>
      <text:p text:style-name="P36"><text:span text:style-name="T17">S</text:span><text:span text:style-name="T16">hachtman, Noah (2010): </text:span><text:span text:style-name="T22">No-Name Terrorists Now CIA Drone Targets</text:span><text:span text:style-name="T16">, unter </text:span><text:span text:style-name="T20">www.wired.com/2010/05/no-name-terrorists-now-cia-drone-targets/ </text:span><text:span text:style-name="T16">(</text:span><text:span text:style-name="T17">Abgerufen am </text:span><text:span text:style-name="T16">2.9</text:span><text:span text:style-name="T17">.2016)</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shadow="none">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646cm" fo:margin-right="2.4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10-02T11:33:46.681173291</dc:date>
    <meta:editing-duration>P3DT17H52M45S</meta:editing-duration>
    <meta:editing-cycles>36</meta:editing-cycles>
    <meta:generator>LibreOffice/5.1.6.2$Linux_X86_64 LibreOffice_project/10m0$Build-2</meta:generator>
    <meta:document-statistic meta:table-count="0" meta:image-count="0" meta:object-count="0" meta:page-count="7" meta:paragraph-count="68" meta:word-count="1675" meta:character-count="12244" meta:non-whitespace-character-count="10634"/>
  </office:meta>
</office:document-meta>
</file>